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9D61A8ECCF143188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09cm, 3.951cm, 15.902cm, 6.475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18cm" svg:height="22.872cm" svg:x="0.991cm" svg:y="2.491cm">
          <draw:image xlink:href="Pictures/10000000000005E8000007E09D61A8ECCF14318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3-27T13:31:36.958798534</dc:date>
    <meta:editing-duration>PT3M31S</meta:editing-duration>
    <meta:editing-cycles>6</meta:editing-cycles>
    <meta:generator>LibreOffice/7.5.1.2$MacOSX_AARCH64 LibreOffice_project/fcbaee479e84c6cd81291587d2ee68cba099e129</meta:generator>
    <meta:document-statistic meta:object-count="1"/>
  </office:meta>
</office:document-meta>
</file>